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sys</text:p>
      <text:p text:style-name="Standard">from PyQt5.QtWidgets import QApplication, QMainWindow, QWidget, QVBoxLayout</text:p>
      <text:p text:style-name="Standard">from PyQt5.QtMultimedia import QMediaPlayer, QMediaContent</text:p>
      <text:p text:style-name="Standard">from PyQt5.QtMultimediaWidgets import QVideoWidget</text:p>
      <text:p text:style-name="Standard"/>
      <text:p text:style-name="Standard">class MainWindow(QMainWindow):</text:p>
      <text:p text:style-name="Standard"><text:s text:c="4"/>def __init__(self):</text:p>
      <text:p text:style-name="Standard"><text:s text:c="8"/>super().__init__()</text:p>
      <text:p text:style-name="Standard"/>
      <text:p text:style-name="Standard"><text:s text:c="8"/># Create the video widget</text:p>
      <text:p text:style-name="Standard"><text:s text:c="8"/>self.video_widget = QVideoWidget()</text:p>
      <text:p text:style-name="Standard"/>
      <text:p text:style-name="Standard"><text:s text:c="8"/># Create the media player and set the video output</text:p>
      <text:p text:style-name="Standard"><text:s text:c="8"/>self.media_player = QMediaPlayer()</text:p>
      <text:p text:style-name="Standard"><text:s text:c="8"/>self.media_player.setVideoOutput(self.video_widget)</text:p>
      <text:p text:style-name="Standard"/>
      <text:p text:style-name="Standard"><text:s text:c="8"/># Load a media file</text:p>
      <text:p text:style-name="Standard"><text:s text:c="8"/>media_content = QMediaContent.fromUrl("path/to/your/media_file.mp4")</text:p>
      <text:p text:style-name="Standard"><text:s text:c="8"/>self.media_player.setMedia(media_content)</text:p>
      <text:p text:style-name="Standard"/>
      <text:p text:style-name="Standard"><text:s text:c="8"/># Set the video widget as the central widget</text:p>
      <text:p text:style-name="Standard"><text:s text:c="8"/>central_widget = QWidget(self)</text:p>
      <text:p text:style-name="Standard"><text:s text:c="8"/>self.setCentralWidget(central_widget)</text:p>
      <text:p text:style-name="Standard"><text:s text:c="8"/>layout = QVBoxLayout(central_widget)</text:p>
      <text:p text:style-name="Standard"><text:s text:c="8"/>layout.addWidget(self.video_widget)</text:p>
      <text:p text:style-name="Standard"/>
      <text:p text:style-name="Standard"><text:s text:c="8"/># Play the media</text:p>
      <text:p text:style-name="Standard"><text:s text:c="8"/>self.media_player.play()</text:p>
      <text:p text:style-name="Standard"/>
      <text:p text:style-name="Standard">if __name__ == '__main__':</text:p>
      <text:p text:style-name="Standard"><text:s text:c="4"/>app = QApplication(sys.argv)</text:p>
      <text:p text:style-name="Standard"><text:s text:c="4"/>window = MainWindow()</text:p>
      <text:p text:style-name="Standard"><text:s text:c="4"/>window.show()</text:p>
      <text:p text:style-name="Standard"><text:s text:c="4"/>sys.exit(app.exec_()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8T14:43:03</meta:creation-date>
    <dc:date>2023-06-08T15:36:29.166000000</dc:date>
    <meta:editing-duration>PT53M26S</meta:editing-duration>
    <meta:editing-cycles>1</meta:editing-cycles>
    <meta:document-statistic meta:table-count="0" meta:image-count="0" meta:object-count="0" meta:page-count="1" meta:paragraph-count="27" meta:word-count="88" meta:character-count="1061" meta:non-whitespace-character-count="852"/>
    <meta:generator>LibreOffice/7.5.3.2$Windows_X86_64 LibreOffice_project/9f56dff12ba03b9acd7730a5a481eea045e468f3</meta:generator>
  </office:meta>
</office:document-meta>
</file>